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61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padding="0.71mm"/>
    </style:style>
    <style:style style:name="ce2" style:family="table-cell" style:parent-style-name="Default">
      <style:table-cell-properties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ta_sour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58223" calcext:value-type="float">
            <text:p>1758223</text:p>
          </table:table-cell>
          <table:table-cell office:value-type="string" calcext:value-type="string">
            <text:p>https://www.gks.ru/dbscripts/munst/munst04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75898" calcext:value-type="float">
            <text:p>1675898</text:p>
          </table:table-cell>
          <table:table-cell office:value-type="string" calcext:value-type="string">
            <text:p>https://www.gks.ru/dbscripts/munst/munst04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6934" calcext:value-type="float">
            <text:p>46934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6725" calcext:value-type="float">
            <text:p>46725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7364" calcext:value-type="float">
            <text:p>57364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9647" calcext:value-type="float">
            <text:p>1964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6527" calcext:value-type="float">
            <text:p>1652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597" calcext:value-type="float">
            <text:p>1659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603" calcext:value-type="float">
            <text:p>2460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8253" calcext:value-type="float">
            <text:p>2825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208" calcext:value-type="float">
            <text:p>2120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0194" calcext:value-type="float">
            <text:p>20194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1177" calcext:value-type="float">
            <text:p>31177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060" calcext:value-type="float">
            <text:p>31060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298" calcext:value-type="float">
            <text:p>2229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9441" calcext:value-type="float">
            <text:p>19441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3308" calcext:value-type="float">
            <text:p>2330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3039" calcext:value-type="float">
            <text:p>23039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2822" calcext:value-type="float">
            <text:p>22822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42966" calcext:value-type="float">
            <text:p>142966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151" calcext:value-type="float">
            <text:p>141151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33860" calcext:value-type="float">
            <text:p>133860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41357" calcext:value-type="float">
            <text:p>141357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0675" calcext:value-type="float">
            <text:p>10675</text:p>
          </table:table-cell>
          <table:table-cell office:value-type="string" calcext:value-type="string">
            <text:p>https://www.gks.ru/dbscripts/munst/munst4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8544" calcext:value-type="float">
            <text:p>8544</text:p>
          </table:table-cell>
          <table:table-cell office:value-type="string" calcext:value-type="string">
            <text:p>https://www.gks.ru/dbscripts/munst/munst4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854" calcext:value-type="float">
            <text:p>5854</text:p>
          </table:table-cell>
          <table:table-cell office:value-type="string" calcext:value-type="string">
            <text:p>https://www.gks.ru/dbscripts/munst/munst4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979" calcext:value-type="float">
            <text:p>3979</text:p>
          </table:table-cell>
          <table:table-cell office:value-type="string" calcext:value-type="string">
            <text:p>https://www.gks.ru/dbscripts/munst/munst4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5199" calcext:value-type="float">
            <text:p>15199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0024" calcext:value-type="float">
            <text:p>10024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98" calcext:value-type="float">
            <text:p>5298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504" calcext:value-type="float">
            <text:p>24504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6822" calcext:value-type="float">
            <text:p>26822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2483" calcext:value-type="float">
            <text:p>42483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4506" calcext:value-type="float">
            <text:p>34506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5727" calcext:value-type="float">
            <text:p>35727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2397" calcext:value-type="float">
            <text:p>32397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2582" calcext:value-type="float">
            <text:p>32582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4697" calcext:value-type="float">
            <text:p>24697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5136" calcext:value-type="float">
            <text:p>35136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7601" calcext:value-type="float">
            <text:p>27601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1594" calcext:value-type="float">
            <text:p>31594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7281" calcext:value-type="float">
            <text:p>27281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6026" calcext:value-type="float">
            <text:p>36026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5569" calcext:value-type="float">
            <text:p>45569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7646" calcext:value-type="float">
            <text:p>47646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5997" calcext:value-type="float">
            <text:p>55997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0748" calcext:value-type="float">
            <text:p>20748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0433" calcext:value-type="float">
            <text:p>20433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667" calcext:value-type="float">
            <text:p>21667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1857" calcext:value-type="float">
            <text:p>21857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05" calcext:value-type="float">
            <text:p>2005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3"/>
          <table:table-cell office:value-type="string" calcext:value-type="string">
            <text:p>В госдокладе нет информации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_regional</text:p>
          </table:table-cell>
          <table:table-cell office:value-type="float" office:value="65782.329" calcext:value-type="float">
            <text:p>65782,329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4.1.1 на с. 236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_regional</text:p>
          </table:table-cell>
          <table:table-cell office:value-type="float" office:value="82692.286" calcext:value-type="float">
            <text:p>82692,286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+0</text:p>
          </table:table-cell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_regional</text:p>
          </table:table-cell>
          <table:table-cell office:value-type="float" office:value="94153.81" calcext:value-type="float">
            <text:p>94153,81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_regional</text:p>
          </table:table-cell>
          <table:table-cell office:value-type="float" office:value="131956.933" calcext:value-type="float">
            <text:p>131956,933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4.1 на с. 165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3"/>
          <table:table-cell office:value-type="string" calcext:value-type="string">
            <text:p>В госдокладе нет информации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89988" calcext:value-type="float">
            <text:p>89988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_regional</text:p>
          </table:table-cell>
          <table:table-cell office:value-type="float" office:value="91094.257" calcext:value-type="float">
            <text:p>91094,257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на с. 145-146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98206" calcext:value-type="float">
            <text:p>98206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83955" calcext:value-type="float">
            <text:p>83955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5921" calcext:value-type="float">
            <text:p>95921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_regional</text:p>
          </table:table-cell>
          <table:table-cell office:value-type="float" office:value="110863.613" calcext:value-type="float">
            <text:p>110863,613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13.10.1 на с. 161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9329" calcext:value-type="float">
            <text:p>29329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391" calcext:value-type="float">
            <text:p>2391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884" calcext:value-type="float">
            <text:p>5884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942" calcext:value-type="float">
            <text:p>5942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818" calcext:value-type="float">
            <text:p>5818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1182" calcext:value-type="float">
            <text:p>51182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128" calcext:value-type="float">
            <text:p>31128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9464" calcext:value-type="float">
            <text:p>39464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0110" calcext:value-type="float">
            <text:p>50110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0695" calcext:value-type="float">
            <text:p>40695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1027" calcext:value-type="float">
            <text:p>41027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1588" calcext:value-type="float">
            <text:p>41588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3835" calcext:value-type="float">
            <text:p>33835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everonike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3480" calcext:value-type="float">
            <text:p>33480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6950" calcext:value-type="float">
            <text:p>36950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7330" calcext:value-type="float">
            <text:p>37330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7504" calcext:value-type="float">
            <text:p>37504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856" calcext:value-type="float">
            <text:p>3856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512" calcext:value-type="float">
            <text:p>4512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711" calcext:value-type="float">
            <text:p>4711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2514" calcext:value-type="float">
            <text:p>12514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3492" calcext:value-type="float">
            <text:p>13492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4228" calcext:value-type="float">
            <text:p>14228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1828" calcext:value-type="float">
            <text:p>11828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rosstat</text:p>
          </table:table-cell>
          <table:table-cell office:value-type="float" office:value="27280.33" calcext:value-type="float">
            <text:p>27280,33</text:p>
          </table:table-cell>
          <table:table-cell office:value-type="string" calcext:value-type="string">
            <text:p>https://dpr.gov35.ru/dokumenty/detail.php?ELEMENT_ID=77095</text:p>
          </table:table-cell>
          <table:table-cell office:value-type="string" calcext:value-type="string">
            <text:p>С 111-112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0013" calcext:value-type="float">
            <text:p>30013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26324.246" calcext:value-type="float">
            <text:p>26324,246</text:p>
          </table:table-cell>
          <table:table-cell office:value-type="string" calcext:value-type="string">
            <text:p>https://dpr.gov35.ru/dokumenty/detail.php?ELEMENT_ID=77101</text:p>
          </table:table-cell>
          <table:table-cell office:value-type="string" calcext:value-type="string">
            <text:p>С 111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506" calcext:value-type="float">
            <text:p>31506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26132.052" calcext:value-type="float">
            <text:p>26132,052</text:p>
          </table:table-cell>
          <table:table-cell office:value-type="string" calcext:value-type="string">
            <text:p>https://dpr.gov35.ru/dokumenty/detail.php?ELEMENT_ID=77112</text:p>
          </table:table-cell>
          <table:table-cell office:value-type="string" calcext:value-type="string">
            <text:p>С 106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8828" calcext:value-type="float">
            <text:p>28828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24273.702" calcext:value-type="float">
            <text:p>24273,702</text:p>
          </table:table-cell>
          <table:table-cell office:value-type="string" calcext:value-type="string">
            <text:p>https://dpr.gov35.ru/dokumenty/detail.php?ELEMENT_ID=77867</text:p>
          </table:table-cell>
          <table:table-cell office:value-type="string" calcext:value-type="string">
            <text:p>С 108-109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2628" calcext:value-type="float">
            <text:p>32628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27690.282" calcext:value-type="float">
            <text:p>27690,282</text:p>
          </table:table-cell>
          <table:table-cell office:value-type="string" calcext:value-type="string">
            <text:p>https://dpr.gov35.ru/dokumenty/detail.php?ELEMENT_ID=116692</text:p>
          </table:table-cell>
          <table:table-cell office:value-type="string" calcext:value-type="string">
            <text:p>С 113-114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26293.68" calcext:value-type="float">
            <text:p>26293,68</text:p>
          </table:table-cell>
          <table:table-cell office:value-type="string" calcext:value-type="string">
            <text:p>https://dpr.gov35.ru/dokumenty/detail.php?ELEMENT_ID=117807</text:p>
          </table:table-cell>
          <table:table-cell office:value-type="string" calcext:value-type="string">
            <text:p>С 106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4489" calcext:value-type="float">
            <text:p>5448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4999" calcext:value-type="float">
            <text:p>5499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099" calcext:value-type="float">
            <text:p>5209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2001" calcext:value-type="float">
            <text:p>52001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loext:min-decimal-places="2" number:min-integer-digits="1" number:grouping="true"/>
    </number:number-style>
    <number:number-style style:name="N141">
      <number:text>-$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$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1" loext:min-decimal-places="1" number:min-integer-digits="1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.00.0000</text:date>, <text:time style:data-style-name="N2" text:time-value="17:30:14.42679866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ymous  </meta:initial-creator>
    <meta:creation-date>2020-07-22T13:16:56.481271804</meta:creation-date>
    <dc:date>2020-07-23T17:30:33.774510273</dc:date>
    <dc:creator>Anonymous  </dc:creator>
    <meta:editing-duration>PT10H33M13S</meta:editing-duration>
    <meta:editing-cycles>34</meta:editing-cycles>
    <meta:generator>LibreOffice/6.2.4.2$Linux_X86_64 LibreOffice_project/20$Build-2</meta:generator>
    <meta:document-statistic meta:table-count="1" meta:cell-count="916" meta:object-count="0"/>
  </office:meta>
</office:document-meta>
</file>